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/>
      <style:text-properties fo:font-family="'Arial Black'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text-align="start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4cm" presentation:class="title" presentation:user-transformed="true">
          <draw:text-box>
            <text:p text:style-name="P1"><text:span text:style-name="T1">Bądź z nami w kontakcie</text:span><text:span text:style-name="T1"><text:line-break/></text:span><text:span text:style-name="T1">Panie Boże,</text:span><text:span text:style-name="T1"><text:line-break/></text:span><text:span text:style-name="T1">Chociaż diabeł</text:span><text:span text:style-name="T1"><text:line-break/></text:span><text:span text:style-name="T1">robi nam zwarc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4cm" presentation:class="title" presentation:user-transformed="true">
          <draw:text-box>
            <text:p text:style-name="P1"><text:span text:style-name="T1">Niech iskra miłości</text:span><text:span text:style-name="T1"><text:line-break/></text:span><text:span text:style-name="T1">między nami przeskoczy,</text:span><text:span text:style-name="T1"><text:line-break/></text:span><text:span text:style-name="T1">niech zapalą się </text:span><text:span text:style-name="T1"><text:line-break/></text:span><text:span text:style-name="T1">nasze latarni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Piosenka" style:family="graphic">
      <style:paragraph-properties fo:margin-left="0cm" fo:margin-right="0cm" fo:text-align="start" fo:text-indent="0cm" style:text-autospace="ideograph-alpha">
        <style:tab-stops>
          <style:tab-stop style:position="15.877cm"/>
        </style:tab-stops>
      </style:paragraph-properties>
      <style:text-properties fo:font-size="19.3999996185303pt" fo:language="pl" fo:country="PL" style:font-size-asian="19.3999996185303pt" style:language-asian="pl" style:country-asian="PL" style:font-size-complex="19.3999996185303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6-03-29T14:20:31</meta:creation-date>
    <dc:creator>Ziomal Mistrz</dc:creator>
    <dc:date>2013-04-21T00:04:43.09</dc:date>
    <dc:language>pl-PL</dc:language>
    <meta:editing-cycles>15</meta:editing-cycles>
    <meta:editing-duration>PT53M13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